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Ratio network density H - N" table:style-name="ta1">
        <table:shapes>
          <draw:frame draw:z-index="0" draw:style-name="gr1" draw:text-style-name="P1" svg:width="6.2988in" svg:height="3.5429in" svg:x="7.9917in" svg:y="0.0394in">
            <draw:object draw:notify-on-update-of-ranges="'summary_counter_education_Ratio network density H - N'.A2:'summary_counter_education_Ratio network density H - N'.A6 'summary_counter_education_Ratio network density H - N'.B1:'summary_counter_education_Ratio network density H - N'.B1 'summary_counter_education_Ratio network density H - N'.B2:'summary_counter_education_Ratio network density H - N'.B6 'summary_counter_education_Ratio network density H - N'.C1:'summary_counter_education_Ratio network density H - N'.C1 'summary_counter_education_Ratio network density H - N'.C2:'summary_counter_education_Ratio network density H - N'.C6 'summary_counter_education_Ratio network density H - N'.D1:'summary_counter_education_Ratio network density H - N'.D1 'summary_counter_education_Ratio network density H - N'.D2:'summary_counter_education_Ratio network density H - N'.D6 'summary_counter_education_Ratio network density H - N'.E1:'summary_counter_education_Ratio network density H - N'.E1 'summary_counter_education_Ratio network density H - N'.E2:'summary_counter_education_Ratio network density H - N'.E6 'summary_counter_education_Ratio network density H - N'.F1:'summary_counter_education_Ratio network density H - N'.F1 'summary_counter_education_Ratio network density H - N'.F2:'summary_counter_education_Ratio network density H - N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2.8232in" svg:x="0in" svg:y="5.1453in">
            <draw:object draw:notify-on-update-of-ranges="'summary_counter_education_Ratio network density H - N'.A2:'summary_counter_education_Ratio network density H - N'.A6 'summary_counter_education_Ratio network density H - N'.B1:'summary_counter_education_Ratio network density H - N'.B1 'summary_counter_education_Ratio network density H - N'.B2:'summary_counter_education_Ratio network density H - N'.B6 'summary_counter_education_Ratio network density H - N'.C1:'summary_counter_education_Ratio network density H - N'.C1 'summary_counter_education_Ratio network density H - N'.C2:'summary_counter_education_Ratio network density H - N'.C6 'summary_counter_education_Ratio network density H - N'.D1:'summary_counter_education_Ratio network density H - N'.D1 'summary_counter_education_Ratio network density H - N'.D2:'summary_counter_education_Ratio network density H - N'.D6 'summary_counter_education_Ratio network density H - N'.E1:'summary_counter_education_Ratio network density H - N'.E1 'summary_counter_education_Ratio network density H - N'.E2:'summary_counter_education_Ratio network density H - N'.E6 'summary_counter_education_Ratio network density H - N'.F1:'summary_counter_education_Ratio network density H - N'.F1 'summary_counter_education_Ratio network density H - N'.F2:'summary_counter_education_Ratio network density H - N'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13" calcext:value-type="float">
            <text:p>79.13</text:p>
          </table:table-cell>
          <table:table-cell office:value-type="float" office:value="79.605" calcext:value-type="float">
            <text:p>79.605</text:p>
          </table:table-cell>
          <table:table-cell office:value-type="float" office:value="58.116" calcext:value-type="float">
            <text:p>58.116</text:p>
          </table:table-cell>
          <table:table-cell office:value-type="float" office:value="63.55" calcext:value-type="float">
            <text:p>63.55</text:p>
          </table:table-cell>
          <table:table-cell office:value-type="float" office:value="26.061" calcext:value-type="float">
            <text:p>26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9149463940611" calcext:value-type="float">
            <text:p>82.9149463940611</text:p>
          </table:table-cell>
          <table:table-cell office:value-type="float" office:value="82.0830632281329" calcext:value-type="float">
            <text:p>82.0830632281329</text:p>
          </table:table-cell>
          <table:table-cell office:value-type="float" office:value="59.1042859813938" calcext:value-type="float">
            <text:p>59.1042859813938</text:p>
          </table:table-cell>
          <table:table-cell office:value-type="float" office:value="44.9998225964036" calcext:value-type="float">
            <text:p>44.9998225964036</text:p>
          </table:table-cell>
          <table:table-cell office:value-type="float" office:value="39.5889098272781" calcext:value-type="float">
            <text:p>39.5889098272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.9856838168052" calcext:value-type="float">
            <text:p>95.9856838168052</text:p>
          </table:table-cell>
          <table:table-cell office:value-type="float" office:value="89.3625579569953" calcext:value-type="float">
            <text:p>89.3625579569953</text:p>
          </table:table-cell>
          <table:table-cell office:value-type="float" office:value="75.695711960953" calcext:value-type="float">
            <text:p>75.695711960953</text:p>
          </table:table-cell>
          <table:table-cell office:value-type="float" office:value="70.3326605264013" calcext:value-type="float">
            <text:p>70.3326605264013</text:p>
          </table:table-cell>
          <table:table-cell office:value-type="float" office:value="56.7787591511263" calcext:value-type="float">
            <text:p>56.7787591511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.468925922946" calcext:value-type="float">
            <text:p>116.468925922946</text:p>
          </table:table-cell>
          <table:table-cell office:value-type="float" office:value="114.254325218687" calcext:value-type="float">
            <text:p>114.254325218687</text:p>
          </table:table-cell>
          <table:table-cell office:value-type="float" office:value="107.097735424057" calcext:value-type="float">
            <text:p>107.097735424057</text:p>
          </table:table-cell>
          <table:table-cell office:value-type="float" office:value="93.2441225277665" calcext:value-type="float">
            <text:p>93.2441225277665</text:p>
          </table:table-cell>
          <table:table-cell office:value-type="float" office:value="84.7993632264653" calcext:value-type="float">
            <text:p>84.799363226465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68.0717861134125" calcext:value-type="float">
            <text:p>68.0717861134125</text:p>
          </table:table-cell>
          <table:table-cell office:value-type="float" office:value="57.5763949501744" calcext:value-type="float">
            <text:p>57.5763949501744</text:p>
          </table:table-cell>
          <table:table-cell office:value-type="float" office:value="60.4737609570429" calcext:value-type="float">
            <text:p>60.4737609570429</text:p>
          </table:table-cell>
          <table:table-cell office:value-type="float" office:value="40.223279820034" calcext:value-type="float">
            <text:p>40.223279820034</text:p>
          </table:table-cell>
          <table:table-cell office:value-type="float" office:value="27.9418278752189" calcext:value-type="float">
            <text:p>27.9418278752189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86.0593341024299" calcext:value-type="float">
            <text:p>86.0593341024299</text:p>
          </table:table-cell>
          <table:table-cell office:value-type="float" office:value="103.239393084048" calcext:value-type="float">
            <text:p>103.239393084048</text:p>
          </table:table-cell>
          <table:table-cell office:value-type="float" office:value="57.1256023977643" calcext:value-type="float">
            <text:p>57.1256023977643</text:p>
          </table:table-cell>
          <table:table-cell office:value-type="float" office:value="46.6906168212762" calcext:value-type="float">
            <text:p>46.6906168212762</text:p>
          </table:table-cell>
          <table:table-cell office:value-type="float" office:value="30.8400164703315" calcext:value-type="float">
            <text:p>30.840016470331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9:.B10])" office:value-type="float" office:value="154.131120215842" calcext:value-type="float">
            <text:p>154.131120215842</text:p>
          </table:table-cell>
          <table:table-cell table:formula="of:=SUM([.C9:.C10])" office:value-type="float" office:value="160.815788034222" calcext:value-type="float">
            <text:p>160.815788034222</text:p>
          </table:table-cell>
          <table:table-cell table:formula="of:=SUM([.D9:.D10])" office:value-type="float" office:value="117.599363354807" calcext:value-type="float">
            <text:p>117.599363354807</text:p>
          </table:table-cell>
          <table:table-cell table:formula="of:=SUM([.E9:.E10])" office:value-type="float" office:value="86.9138966413102" calcext:value-type="float">
            <text:p>86.9138966413102</text:p>
          </table:table-cell>
          <table:table-cell table:formula="of:=SUM([.F9:.F10])" office:value-type="float" office:value="58.7818443455504" calcext:value-type="float">
            <text:p>58.781844345550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[.B11]/2" office:value-type="float" office:value="77.0655601079212" calcext:value-type="float">
            <text:p>77.0655601079212</text:p>
          </table:table-cell>
          <table:table-cell table:formula="of:=[.C11]/2" office:value-type="float" office:value="80.4078940171112" calcext:value-type="float">
            <text:p>80.4078940171112</text:p>
          </table:table-cell>
          <table:table-cell table:formula="of:=[.D11]/2" office:value-type="float" office:value="58.7996816774036" calcext:value-type="float">
            <text:p>58.7996816774036</text:p>
          </table:table-cell>
          <table:table-cell table:formula="of:=[.E11]/2" office:value-type="float" office:value="43.4569483206551" calcext:value-type="float">
            <text:p>43.4569483206551</text:p>
          </table:table-cell>
          <table:table-cell table:formula="of:=[.F11]/2" office:value-type="float" office:value="29.3909221727752" calcext:value-type="float">
            <text:p>29.3909221727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4:49:31.487118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0T14:52:52.508651787</dc:date>
    <meta:editing-duration>PT26M10S</meta:editing-duration>
    <meta:editing-cycles>6</meta:editing-cycles>
    <meta:generator>LibreOffice/7.0.5.2$Linux_X86_64 LibreOffice_project/00$Build-2</meta:generator>
    <meta:document-statistic meta:table-count="1" meta:cell-count="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Ratio network density H - N'.A1:'summary_counter_education_Ratio network density H - N'.F6" chart:data-source-has-labels="both" svg:x="1.331cm" svg:y="0.18cm" svg:width="12.264cm" svg:height="7.659cm">
          <chart:coordinate-region svg:x="1.952cm" svg:y="0.379cm" svg:width="11.364cm" svg:height="6.813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Ratio network density H - N'.A2:'summary_counter_education_Ratio network density H - N'.A6"/>
          </chart:axis>
          <chart:axis chart:dimension="y" chart:name="primary-y" chart:style-name="ch4">
            <chart:title svg:x="0.369cm" svg:y="5.307cm" chart:style-name="ch6">
              <text:p>ratio density H / N</text:p>
            </chart:title>
            <chart:grid chart:style-name="ch7" chart:class="major"/>
          </chart:axis>
          <chart:series chart:style-name="ch8" chart:values-cell-range-address="'summary_counter_education_Ratio network density H - N'.B2:'summary_counter_education_Ratio network density H - N'.B6" chart:label-cell-address="'summary_counter_education_Ratio network density H - N'.B1:'summary_counter_education_Ratio network density H - N'.B1" chart:class="chart:line">
            <chart:data-point chart:repeated="5"/>
          </chart:series>
          <chart:series chart:style-name="ch9" chart:values-cell-range-address="'summary_counter_education_Ratio network density H - N'.C2:'summary_counter_education_Ratio network density H - N'.C6" chart:label-cell-address="'summary_counter_education_Ratio network density H - N'.C1:'summary_counter_education_Ratio network density H - N'.C1" chart:class="chart:line">
            <chart:data-point chart:repeated="5"/>
          </chart:series>
          <chart:series chart:style-name="ch10" chart:values-cell-range-address="'summary_counter_education_Ratio network density H - N'.D2:'summary_counter_education_Ratio network density H - N'.D6" chart:label-cell-address="'summary_counter_education_Ratio network density H - N'.D1:'summary_counter_education_Ratio network density H - N'.D1" chart:class="chart:line">
            <chart:data-point chart:repeated="5"/>
          </chart:series>
          <chart:series chart:style-name="ch11" chart:values-cell-range-address="'summary_counter_education_Ratio network density H - N'.E2:'summary_counter_education_Ratio network density H - N'.E6" chart:label-cell-address="'summary_counter_education_Ratio network density H - N'.E1:'summary_counter_education_Ratio network density H - N'.E1" chart:class="chart:line">
            <chart:data-point chart:repeated="5"/>
          </chart:series>
          <chart:series chart:style-name="ch12" chart:values-cell-range-address="'summary_counter_education_Ratio network density H - N'.F2:'summary_counter_education_Ratio network density H - N'.F6" chart:label-cell-address="'summary_counter_education_Ratio network density H - N'.F1:'summary_counter_education_Ratio network density H - N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Ratio network density H - N'.B1:'summary_counter_education_Ratio network density H - N'.B1</svg:desc>
                </draw:g>
              </table:table-cell>
              <table:table-cell office:value-type="string">
                <text:p>500</text:p>
                <draw:g>
                  <svg:desc>'summary_counter_education_Ratio network density H - N'.C1:'summary_counter_education_Ratio network density H - N'.C1</svg:desc>
                </draw:g>
              </table:table-cell>
              <table:table-cell office:value-type="string">
                <text:p>1000</text:p>
                <draw:g>
                  <svg:desc>'summary_counter_education_Ratio network density H - N'.D1:'summary_counter_education_Ratio network density H - N'.D1</svg:desc>
                </draw:g>
              </table:table-cell>
              <table:table-cell office:value-type="string">
                <text:p>2000</text:p>
                <draw:g>
                  <svg:desc>'summary_counter_education_Ratio network density H - N'.E1:'summary_counter_education_Ratio network density H - N'.E1</svg:desc>
                </draw:g>
              </table:table-cell>
              <table:table-cell office:value-type="string">
                <text:p>5000</text:p>
                <draw:g>
                  <svg:desc>'summary_counter_education_Ratio network density H - N'.F1:'summary_counter_education_Ratio network density H - N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Ratio network density H - N'.A2:'summary_counter_education_Ratio network density H - N'.A6</svg:desc>
                </draw:g>
              </table:table-cell>
              <table:table-cell office:value-type="float" office:value="79.13">
                <text:p>79.13</text:p>
                <draw:g>
                  <svg:desc>'summary_counter_education_Ratio network density H - N'.B2:'summary_counter_education_Ratio network density H - N'.B6</svg:desc>
                </draw:g>
              </table:table-cell>
              <table:table-cell office:value-type="float" office:value="79.605">
                <text:p>79.605</text:p>
                <draw:g>
                  <svg:desc>'summary_counter_education_Ratio network density H - N'.C2:'summary_counter_education_Ratio network density H - N'.C6</svg:desc>
                </draw:g>
              </table:table-cell>
              <table:table-cell office:value-type="float" office:value="58.116">
                <text:p>58.116</text:p>
                <draw:g>
                  <svg:desc>'summary_counter_education_Ratio network density H - N'.D2:'summary_counter_education_Ratio network density H - N'.D6</svg:desc>
                </draw:g>
              </table:table-cell>
              <table:table-cell office:value-type="float" office:value="63.55">
                <text:p>63.55</text:p>
                <draw:g>
                  <svg:desc>'summary_counter_education_Ratio network density H - N'.E2:'summary_counter_education_Ratio network density H - N'.E6</svg:desc>
                </draw:g>
              </table:table-cell>
              <table:table-cell office:value-type="float" office:value="26.061">
                <text:p>26.061</text:p>
                <draw:g>
                  <svg:desc>'summary_counter_education_Ratio network density H - N'.F2:'summary_counter_education_Ratio network density H - N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.9149463940611">
                <text:p>82.9149463940611</text:p>
              </table:table-cell>
              <table:table-cell office:value-type="float" office:value="82.0830632281329">
                <text:p>82.0830632281329</text:p>
              </table:table-cell>
              <table:table-cell office:value-type="float" office:value="59.1042859813938">
                <text:p>59.1042859813938</text:p>
              </table:table-cell>
              <table:table-cell office:value-type="float" office:value="44.9998225964036">
                <text:p>44.9998225964036</text:p>
              </table:table-cell>
              <table:table-cell office:value-type="float" office:value="39.5889098272781">
                <text:p>39.58890982727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9856838168052">
                <text:p>95.9856838168052</text:p>
              </table:table-cell>
              <table:table-cell office:value-type="float" office:value="89.3625579569953">
                <text:p>89.3625579569953</text:p>
              </table:table-cell>
              <table:table-cell office:value-type="float" office:value="75.695711960953">
                <text:p>75.695711960953</text:p>
              </table:table-cell>
              <table:table-cell office:value-type="float" office:value="70.3326605264013">
                <text:p>70.3326605264013</text:p>
              </table:table-cell>
              <table:table-cell office:value-type="float" office:value="56.7787591511263">
                <text:p>56.77875915112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6.468925922946">
                <text:p>116.468925922946</text:p>
              </table:table-cell>
              <table:table-cell office:value-type="float" office:value="114.254325218687">
                <text:p>114.254325218687</text:p>
              </table:table-cell>
              <table:table-cell office:value-type="float" office:value="107.097735424057">
                <text:p>107.097735424057</text:p>
              </table:table-cell>
              <table:table-cell office:value-type="float" office:value="93.2441225277665">
                <text:p>93.2441225277665</text:p>
              </table:table-cell>
              <table:table-cell office:value-type="float" office:value="84.7993632264653">
                <text:p>84.7993632264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172cm" xlink:href=".." xlink:type="simple" chart:class="chart:line" chart:style-name="ch1">
        <chart:legend chart:legend-position="end" svg:x="13.915cm" svg:y="2.291cm" style:legend-expansion="high" chart:style-name="ch2"/>
        <chart:plot-area chart:style-name="ch3" table:cell-range-address="'summary_counter_education_Ratio network density H - N'.A1:'summary_counter_education_Ratio network density H - N'.F6" chart:data-source-has-labels="both" svg:x="1.475cm" svg:y="0.143cm" svg:width="12.12cm" svg:height="5.856cm">
          <chart:coordinate-region svg:x="2.096cm" svg:y="0.342cm" svg:width="11.219cm" svg:height="5.01cm"/>
          <chart:axis chart:dimension="x" chart:name="primary-x" chart:style-name="ch4" chartooo:axis-type="auto">
            <chartooo:date-scale/>
            <chart:title svg:x="7.061cm" svg:y="6.143cm" chart:style-name="ch5">
              <text:p>alpha</text:p>
            </chart:title>
            <chart:categories table:cell-range-address="'summary_counter_education_Ratio network density H - N'.A2:'summary_counter_education_Ratio network density H - N'.A6"/>
          </chart:axis>
          <chart:axis chart:dimension="y" chart:name="primary-y" chart:style-name="ch4">
            <chart:title svg:x="0.315cm" svg:y="4.727cm" chart:style-name="ch6">
              <text:p>ratio density H / N</text:p>
            </chart:title>
            <chart:grid chart:style-name="ch7" chart:class="major"/>
          </chart:axis>
          <chart:series chart:style-name="ch8" chart:values-cell-range-address="'summary_counter_education_Ratio network density H - N'.B2:'summary_counter_education_Ratio network density H - N'.B6" chart:label-cell-address="'summary_counter_education_Ratio network density H - N'.B1:'summary_counter_education_Ratio network density H - N'.B1" chart:class="chart:line">
            <chart:data-point chart:repeated="5"/>
          </chart:series>
          <chart:series chart:style-name="ch9" chart:values-cell-range-address="'summary_counter_education_Ratio network density H - N'.C2:'summary_counter_education_Ratio network density H - N'.C6" chart:label-cell-address="'summary_counter_education_Ratio network density H - N'.C1:'summary_counter_education_Ratio network density H - N'.C1" chart:class="chart:line">
            <chart:data-point chart:repeated="5"/>
          </chart:series>
          <chart:series chart:style-name="ch10" chart:values-cell-range-address="'summary_counter_education_Ratio network density H - N'.D2:'summary_counter_education_Ratio network density H - N'.D6" chart:label-cell-address="'summary_counter_education_Ratio network density H - N'.D1:'summary_counter_education_Ratio network density H - N'.D1" chart:class="chart:line">
            <chart:data-point chart:repeated="5"/>
          </chart:series>
          <chart:series chart:style-name="ch11" chart:values-cell-range-address="'summary_counter_education_Ratio network density H - N'.E2:'summary_counter_education_Ratio network density H - N'.E6" chart:label-cell-address="'summary_counter_education_Ratio network density H - N'.E1:'summary_counter_education_Ratio network density H - N'.E1" chart:class="chart:line">
            <chart:data-point chart:repeated="5"/>
          </chart:series>
          <chart:series chart:style-name="ch12" chart:values-cell-range-address="'summary_counter_education_Ratio network density H - N'.F2:'summary_counter_education_Ratio network density H - N'.F6" chart:label-cell-address="'summary_counter_education_Ratio network density H - N'.F1:'summary_counter_education_Ratio network density H - N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Ratio network density H - N'.B1:'summary_counter_education_Ratio network density H - N'.B1</svg:desc>
                </draw:g>
              </table:table-cell>
              <table:table-cell office:value-type="string">
                <text:p>500</text:p>
                <draw:g>
                  <svg:desc>'summary_counter_education_Ratio network density H - N'.C1:'summary_counter_education_Ratio network density H - N'.C1</svg:desc>
                </draw:g>
              </table:table-cell>
              <table:table-cell office:value-type="string">
                <text:p>1000</text:p>
                <draw:g>
                  <svg:desc>'summary_counter_education_Ratio network density H - N'.D1:'summary_counter_education_Ratio network density H - N'.D1</svg:desc>
                </draw:g>
              </table:table-cell>
              <table:table-cell office:value-type="string">
                <text:p>2000</text:p>
                <draw:g>
                  <svg:desc>'summary_counter_education_Ratio network density H - N'.E1:'summary_counter_education_Ratio network density H - N'.E1</svg:desc>
                </draw:g>
              </table:table-cell>
              <table:table-cell office:value-type="string">
                <text:p>5000</text:p>
                <draw:g>
                  <svg:desc>'summary_counter_education_Ratio network density H - N'.F1:'summary_counter_education_Ratio network density H - N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Ratio network density H - N'.A2:'summary_counter_education_Ratio network density H - N'.A6</svg:desc>
                </draw:g>
              </table:table-cell>
              <table:table-cell office:value-type="float" office:value="79.13">
                <text:p>79.13</text:p>
                <draw:g>
                  <svg:desc>'summary_counter_education_Ratio network density H - N'.B2:'summary_counter_education_Ratio network density H - N'.B6</svg:desc>
                </draw:g>
              </table:table-cell>
              <table:table-cell office:value-type="float" office:value="79.605">
                <text:p>79.605</text:p>
                <draw:g>
                  <svg:desc>'summary_counter_education_Ratio network density H - N'.C2:'summary_counter_education_Ratio network density H - N'.C6</svg:desc>
                </draw:g>
              </table:table-cell>
              <table:table-cell office:value-type="float" office:value="58.116">
                <text:p>58.116</text:p>
                <draw:g>
                  <svg:desc>'summary_counter_education_Ratio network density H - N'.D2:'summary_counter_education_Ratio network density H - N'.D6</svg:desc>
                </draw:g>
              </table:table-cell>
              <table:table-cell office:value-type="float" office:value="63.55">
                <text:p>63.55</text:p>
                <draw:g>
                  <svg:desc>'summary_counter_education_Ratio network density H - N'.E2:'summary_counter_education_Ratio network density H - N'.E6</svg:desc>
                </draw:g>
              </table:table-cell>
              <table:table-cell office:value-type="float" office:value="26.061">
                <text:p>26.061</text:p>
                <draw:g>
                  <svg:desc>'summary_counter_education_Ratio network density H - N'.F2:'summary_counter_education_Ratio network density H - N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.9149463940611">
                <text:p>82.9149463940611</text:p>
              </table:table-cell>
              <table:table-cell office:value-type="float" office:value="82.0830632281329">
                <text:p>82.0830632281329</text:p>
              </table:table-cell>
              <table:table-cell office:value-type="float" office:value="59.1042859813938">
                <text:p>59.1042859813938</text:p>
              </table:table-cell>
              <table:table-cell office:value-type="float" office:value="44.9998225964036">
                <text:p>44.9998225964036</text:p>
              </table:table-cell>
              <table:table-cell office:value-type="float" office:value="39.5889098272781">
                <text:p>39.58890982727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9856838168052">
                <text:p>95.9856838168052</text:p>
              </table:table-cell>
              <table:table-cell office:value-type="float" office:value="89.3625579569953">
                <text:p>89.3625579569953</text:p>
              </table:table-cell>
              <table:table-cell office:value-type="float" office:value="75.695711960953">
                <text:p>75.695711960953</text:p>
              </table:table-cell>
              <table:table-cell office:value-type="float" office:value="70.3326605264013">
                <text:p>70.3326605264013</text:p>
              </table:table-cell>
              <table:table-cell office:value-type="float" office:value="56.7787591511263">
                <text:p>56.77875915112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6.468925922946">
                <text:p>116.468925922946</text:p>
              </table:table-cell>
              <table:table-cell office:value-type="float" office:value="114.254325218687">
                <text:p>114.254325218687</text:p>
              </table:table-cell>
              <table:table-cell office:value-type="float" office:value="107.097735424057">
                <text:p>107.097735424057</text:p>
              </table:table-cell>
              <table:table-cell office:value-type="float" office:value="93.2441225277665">
                <text:p>93.2441225277665</text:p>
              </table:table-cell>
              <table:table-cell office:value-type="float" office:value="84.7993632264653">
                <text:p>84.7993632264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